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" svg:font-family="'Time New Roman'"/>
    <style:font-face style:name="Time New Roman1" svg:font-family="'Time New Roman', 'Times New Roman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135cm" style:rel-column-width="15404*"/>
    </style:style>
    <style:style style:name="Table1.B" style:family="table-column">
      <style:table-column-properties style:column-width="3.466cm" style:rel-column-width="12913*"/>
    </style:style>
    <style:style style:name="Table1.C" style:family="table-column">
      <style:table-column-properties style:column-width="2.671cm" style:rel-column-width="9949*"/>
    </style:style>
    <style:style style:name="Table1.D" style:family="table-column">
      <style:table-column-properties style:column-width="3.175cm" style:rel-column-width="11829*"/>
    </style:style>
    <style:style style:name="Table1.E" style:family="table-column">
      <style:table-column-properties style:column-width="4.143cm" style:rel-column-width="1544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135cm" style:rel-column-width="15404*"/>
    </style:style>
    <style:style style:name="Table3.B" style:family="table-column">
      <style:table-column-properties style:column-width="3.466cm" style:rel-column-width="12913*"/>
    </style:style>
    <style:style style:name="Table3.C" style:family="table-column">
      <style:table-column-properties style:column-width="2.671cm" style:rel-column-width="9949*"/>
    </style:style>
    <style:style style:name="Table3.D" style:family="table-column">
      <style:table-column-properties style:column-width="3.175cm" style:rel-column-width="11829*"/>
    </style:style>
    <style:style style:name="Table3.E" style:family="table-column">
      <style:table-column-properties style:column-width="4.143cm" style:rel-column-width="1544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133cm" style:rel-column-width="15397*"/>
    </style:style>
    <style:style style:name="Table2.B" style:family="table-column">
      <style:table-column-properties style:column-width="3.468cm" style:rel-column-width="12920*"/>
    </style:style>
    <style:style style:name="Table2.C" style:family="table-column">
      <style:table-column-properties style:column-width="2.671cm" style:rel-column-width="9949*"/>
    </style:style>
    <style:style style:name="Table2.D" style:family="table-column">
      <style:table-column-properties style:column-width="3.247cm" style:rel-column-width="12098*"/>
    </style:style>
    <style:style style:name="Table2.E" style:family="table-column">
      <style:table-column-properties style:column-width="4.071cm" style:rel-column-width="1517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13.109cm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Header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13.109cm" style:type="center"/>
        </style:tab-stops>
      </style:paragraph-properties>
      <style:text-properties fo:font-size="11pt" fo:font-weight="bold" officeooo:paragraph-rsid="001af813" style:font-size-asian="11pt" style:font-weight-asian="bold" style:font-size-complex="11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language="zxx" fo:country="none" fo:font-style="normal" fo:text-shadow="none" style:text-underline-style="none" fo:background-color="transparent" loext:char-shading-value="0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 New Roman1" fo:font-size="12pt" style:font-size-asian="12pt" style:font-name-complex="Time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3"><text:s text:c="12"/>&amp; DVTH BÌNH PHƯỚC<text:tab/> <text:s text:c="52"/><text:span text:style-name="T2"><text:s text:c="2"/></text:span><text:span text:style-name="T6">Độc lập - Tự do - Hạnh phúc</text:span></text:p>
      <text:p text:style-name="P13"><draw:line text:anchor-type="paragraph" draw:z-index="0" draw:style-name="gr1" draw:text-style-name="P17" svg:x1="1.988cm" svg:y1="0.03cm" svg:x2="4.801cm" svg:y2="0.03cm"><text:p/></draw:line></text:p>
      <text:p text:style-name="P13"><text:s text:c="13"/>PHÒNG XỔ SỐ TỰ CHỌN</text:p>
      <text:p text:style-name="P7"/>
      <text:p text:style-name="P5">DOANH THU XỔ SỐ TỰ CHỌN</text:p>
      <text:p text:style-name="P2">Từ ngày: <text:placeholder text:placeholder-type="text">&lt;get_date_from()&gt;</text:placeholder> Đến ngày: <text:placeholder text:placeholder-type="text">&lt;get_date_to()&gt;</text:placeholder></text:p>
      <text:p text:style-name="P2"/>
      <text:p text:style-name="P1"/>
      <text:p text:style-name="P4">I/ BẢNG TỔNG HỢP DOANH THU TIÊU THỤ:</text:p>
      <text:list xml:id="list4438905035742247072" text:style-name="L1">
        <text:list-item>
          <text:p text:style-name="P14">Doanh thu:</text:p>
        </text:list-item>
      </text:list>
      <text:p text:style-name="P5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9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8"><text:placeholder text:placeholder-type="text">&lt;/for&gt;</text:placeholder></text:p>
          </table:table-cell>
          <table:table-cell table:style-name="Table1.A1" office:value-type="string">
            <text:p text:style-name="P4">TỔNG VÉ </text:p>
          </table:table-cell>
          <table:table-cell table:style-name="Table1.E1" office:value-type="string">
            <text:p text:style-name="P4">TỔNG CỘNG </text:p>
          </table:table-cell>
        </table:table-row>
        <table:table-row>
          <table:covered-table-cell/>
          <table:table-cell table:style-name="Table1.B2" office:value-type="string">
            <text:p text:style-name="P10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2"><text:placeholder text:placeholder-type="text">&lt;get_tong()['tongve']&gt;</text:placeholder></text:p>
          </table:table-cell>
          <table:table-cell table:style-name="Table1.E2" office:value-type="string">
            <text:p text:style-name="P11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4105461016791631234" text:style-name="L2">
        <text:list-item>
          <text:p text:style-name="P15">Trả thưởng:</text:p>
        </text:list-item>
      </text:list>
      <text:p text:style-name="P5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9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8"><text:placeholder text:placeholder-type="text">&lt;/for&gt;</text:placeholder></text:p>
          </table:table-cell>
          <table:table-cell table:style-name="Table3.A1" office:value-type="string">
            <text:p text:style-name="P4">TỔNG VÉ </text:p>
          </table:table-cell>
          <table:table-cell table:style-name="Table3.E1" office:value-type="string">
            <text:p text:style-name="P4">TỔNG CỘNG </text:p>
          </table:table-cell>
        </table:table-row>
        <table:table-row>
          <table:covered-table-cell/>
          <table:table-cell table:style-name="Table3.B2" office:value-type="string">
            <text:p text:style-name="P10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2"><text:placeholder text:placeholder-type="text">&lt;get_tong_trathuong()['tongve']&gt;</text:placeholder></text:p>
          </table:table-cell>
          <table:table-cell table:style-name="Table3.E2" office:value-type="string">
            <text:p text:style-name="P11"><text:span text:style-name="T5"><text:placeholder text:placeholder-type="text">&lt;get_tong_trathuong()['tongcong']&gt;</text:placeholder></text:span> đ</text:p>
          </table:table-cell>
        </table:table-row>
      </table:table>
      <text:p text:style-name="P1"/>
      <text:p text:style-name="P4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9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8"><text:placeholder text:placeholder-type="text">&lt;/for&gt;</text:placeholder></text:p>
          </table:table-cell>
          <table:table-cell table:style-name="Table2.A1" office:value-type="string">
            <text:p text:style-name="P4">TỔNG VÉ </text:p>
          </table:table-cell>
          <table:table-cell table:style-name="Table2.E1" office:value-type="string">
            <text:p text:style-name="P4">TỔNG CỘNG </text:p>
          </table:table-cell>
        </table:table-row>
        <table:table-row>
          <table:covered-table-cell/>
          <table:table-cell table:style-name="Table2.B2" office:value-type="string">
            <text:p text:style-name="P10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0"><text:placeholder text:placeholder-type="text">&lt;get_tong_sai_kythuat()['tongve']&gt;</text:placeholder></text:p>
          </table:table-cell>
          <table:table-cell table:style-name="Table2.E2" office:value-type="string">
            <text:p text:style-name="P10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6"><text:tab/>TP.XỔ SỐ TỰ CHỌN</text:p>
      <text:p text:style-name="P4"/>
      <text:p text:style-name="P4"/>
      <text:p text:style-name="P4"/>
      <text:p text:style-name="P4"/>
      <text:p text:style-name="P4"/>
      <text:p text:style-name="P16"><text:s text:c="19"/><text:tab/><text:span text:style-name="T7">Nguyễn Duy Triệ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" svg:font-family="'Time New Roman'"/>
    <style:font-face style:name="Time New Roman1" svg:font-family="'Time New Roman', 'Times New Roman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11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10-31T15:14:49.917007463</dc:date>
    <meta:editing-duration>PT1H57M57S</meta:editing-duration>
    <meta:editing-cycles>128</meta:editing-cycles>
    <meta:generator>LibreOffice/4.2.8.2$Linux_X86_64 LibreOffice_project/420m0$Build-2</meta:generator>
    <meta:document-statistic meta:table-count="3" meta:image-count="0" meta:object-count="0" meta:page-count="1" meta:paragraph-count="37" meta:word-count="123" meta:character-count="973" meta:non-whitespace-character-count="776"/>
  </office:meta>
</office:document-meta>
</file>